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text-align="left" fo:text-indent="-0.37cm" fo:margin-top="0.423cm" fo:margin-left="1.27cm"/>
    </style:style>
    <style:style style:name="T12_1" style:family="text"/>
    <style:style style:name="P13" style:family="paragraph" style:parent-style-name="Normal">
      <style:paragraph-properties fo:text-align="left" fo:text-indent="-0.37cm" fo:margin-bottom="0.423cm" fo:margin-left="1.27cm"/>
    </style:style>
    <style:style style:name="T13_1" style:family="text"/>
    <style:style style:name="P14" style:family="paragraph" style:parent-style-name="Normal"/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/>
    <style:style style:name="T16_3" style:family="text">
      <style:text-properties fo:color="#0000ee" fo:language="none" fo:language-asian="none" fo:language-complex="none" style:text-underline-style="solid" style:text-underline-color="font-color"/>
    </style:style>
    <style:style style:name="T16_4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P20" style:family="paragraph" style:parent-style-name="Heading_20_2">
      <style:paragraph-properties fo:margin-top="0.527cm" fo:margin-bottom="0.527cm"/>
    </style:style>
    <style:style style:name="T2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Normal">
      <style:paragraph-properties fo:margin-top="0.423cm" fo:margin-bottom="0.423cm"/>
    </style:style>
    <style:style style:name="T22_1" style:family="text"/>
    <style:style style:name="T22_2" style:family="text">
      <style:text-properties fo:font-style="italic" style:font-style-asian="italic" style:font-style-complex="italic" fo:language="none" fo:language-asian="none" fo:language-complex="none"/>
    </style:style>
    <style:style style:name="T22_3" style:family="text"/>
  </office:automatic-styles>
  <office:body>
    <office:text>
      <text:h text:style-name="P1" text:outline-level="1"><text:span text:style-name="T1_1">Proof<text:s/>of<text:s/>Work,<text:s/>Explained<text:s/>(Part<text:s/>1<text:s/>-<text:s/>POW<text:s/>for<text:s/>Non-Techies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7-11-29<text:s/>23:55:27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Personally,<text:s/>I'm<text:s/>fascinated<text:s/>by<text:s/>both<text:s/>the<text:s/>technical<text:s/>and<text:s/>financial<text:s/>implications<text:s/>of<text:s/>cryptocurrencies<text:s/>like<text:s/>Bitcoin,<text:s/>Bitcoin<text:s/>Cash,<text:s/>and<text:s/>Litecoin<text:s/>(to<text:s/>name<text:s/>a<text:s/>few).<text:s/>The<text:s/>way<text:s/>these<text:s/>currencies<text:s/>work<text:s/>is<text:s/>a<text:s/>complex<text:s/>topic,<text:s/>with<text:s/>lots<text:s/>of<text:s/>moving<text:s/>parts<text:s/>to<text:s/>discuss.<text:s/>One<text:s/>of<text:s/>the<text:s/>core<text:s/>components<text:s/>of<text:s/>cryptocurrencies<text:s/>like<text:s/>Bitcoin<text:s/>is<text:s/>the<text:s/>mechanism<text:s/>by<text:s/>which<text:s/>an<text:s/>entirely<text:s/>decentralized<text:s/>system<text:s/>of<text:s/>money<text:s/>can<text:s/>securely<text:s/>verify<text:s/>transactions<text:s/>as<text:s/>well<text:s/>as<text:s/>issue<text:s/>new<text:s/>currency,<text:s/>all<text:s/>while<text:s/>preventing<text:s/>fraud<text:s/>and<text:s/>issuing<text:s/>at<text:s/>a<text:s/>predictable<text:s/>rate.</text:span></text:p>
      <text:p text:style-name="P8"><text:span text:style-name="T8_1">Most<text:s/>of<text:s/>these<text:s/>currencies<text:s/>solve<text:s/>this<text:s/>problem<text:s/>using<text:s/>a<text:s/>concept<text:s/>called<text:s/>"proof<text:s/>of<text:s/>work"<text:s/>by<text:s/>which<text:s/>nodes<text:s/>solve<text:s/>a<text:s/>computationally<text:s/>difficult<text:s/>but<text:s/>easily<text:s/>verifiable<text:s/>mathematical<text:s/>problem.<text:s/>This<text:s/>concept<text:s/>goes<text:s/>beyond<text:s/>cryptocurrencies<text:s/>as<text:s/>well,<text:s/>and<text:s/>actually<text:s/>originated<text:s/>as<text:s/>an<text:s/>anti-spam<text:s/>measure.</text:span></text:p>
      <text:h text:style-name="P9" text:outline-level="2"><text:span text:style-name="T9_1">Proof<text:s/>of<text:s/>Work<text:s/>-<text:s/>The<text:s/>10,000<text:s/>foot<text:s/>view</text:span></text:h>
      <text:h text:style-name="P10" text:outline-level="3"><text:span text:style-name="T10_1">What<text:s/>is<text:s/>Proof<text:s/>of<text:s/>Work?</text:span></text:h>
      <text:p text:style-name="P11"><text:span text:style-name="T11_1">Proof<text:s/>of<text:s/>work,<text:s/>fundamentally,<text:s/>is<text:s/>the<text:s/>solving<text:s/>of<text:s/>a<text:s/>computationally<text:s/>intensive<text:s/>mathematical<text:s/>problem.<text:s/>This<text:s/>problem<text:s/>has<text:s/>two<text:s/>very<text:s/>important<text:s/>properties<text:s/>-<text:s/>the<text:s/>solution<text:s/>to<text:s/>the<text:s/>problem<text:s/>is<text:s/>both:<text:s/></text:span></text:p>
      <text:list text:style-name="LS1" xml:id="list0">
        <text:list-item>
          <text:p text:style-name="P12"><text:span text:style-name="T12_1">Difficult<text:s/>(computationally<text:s/>intensive)<text:s/>to<text:s/>find</text:span></text:p>
        </text:list-item>
        <text:list-item>
          <text:p text:style-name="P13"><text:span text:style-name="T13_1">Easy<text:s/>to<text:s/>verify<text:s/>once<text:s/>found</text:span></text:p>
        </text:list-item>
      </text:list>
      <text:p text:style-name="P14"><text:span text:style-name="T14_1">The<text:s/>idea<text:s/>is<text:s/>this:<text:s/>for<text:s/>an<text:s/>application<text:s/>like<text:s/>cryptocurrency<text:s/>or<text:s/>anti-spam,<text:s/>a<text:s/>"node"<text:s/>or<text:s/>computer<text:s/>is<text:s/>challenged<text:s/>to<text:s/>find<text:s/>a<text:s/>solution<text:s/>to<text:s/>this<text:s/>puzzle.<text:s/>The<text:s/>solution<text:s/>can<text:s/>only<text:s/>be<text:s/>found<text:s/>by<text:s/>brute-force<text:s/>guessing.<text:s/>However,<text:s/>once<text:s/>the<text:s/>solution<text:s/>is<text:s/>found,<text:s/>all<text:s/>the<text:s/>other<text:s/>nodes<text:s/>on<text:s/>a<text:s/>network<text:s/>or<text:s/>a<text:s/>server<text:s/>can<text:s/>verify<text:s/>the<text:s/>solution<text:s/>in<text:s/>one<text:s/>step.<text:s/>Since<text:s/>the<text:s/>answer<text:s/>can<text:s/>only<text:s/>be<text:s/>found<text:s/>by<text:s/>brute-force<text:s/>computation<text:s/>but<text:s/>can<text:s/>easily<text:s/>be<text:s/>verified<text:s/>as<text:s/>correct,<text:s/>the<text:s/>solution<text:s/>to<text:s/>the<text:s/>problem<text:s/>serves<text:s/>as<text:s/></text:span><text:span text:style-name="T14_2">proof</text:span><text:span text:style-name="T14_3"><text:s/>that<text:s/>a<text:s/>certain<text:s/>amount<text:s/>of<text:s/>computing<text:s/>work<text:s/>was<text:s/>done<text:s/>-<text:s/>hence<text:s/>the<text:s/>term<text:s/>"proof<text:s/>of<text:s/>work".</text:span></text:p>
      <text:p text:style-name="P15"><text:span text:style-name="T15_1">Why<text:s/>is<text:s/>it<text:s/>Useful?<text:s/></text:span></text:p>
      <text:p text:style-name="P16"><text:span text:style-name="T16_1">First,<text:s/>let's<text:s/>look<text:s/>at<text:s/>the<text:s/>original<text:s/>application<text:s/>of<text:s/>proof<text:s/>of<text:s/>work:<text:s/>anti-spam.<text:s/>The<text:s/>original<text:s/>idea<text:s/>was<text:s/>implemented<text:s/>in<text:s/>a<text:s/>system<text:s/>called<text:s/></text:span><text:span text:style-name="T16_2"><text:a xlink:type="simple" xlink:href="https://www.hashcash.org/"><text:span text:style-name="T16_3">HashCash</text:span></text:a></text:span><text:span text:style-name="T16_4">,<text:s/>invented<text:s/>by<text:s/>Adam<text:s/>Back.<text:s/>Back's<text:s/>system<text:s/>works<text:s/>like<text:s/>so:<text:s/>Before<text:s/>performing<text:s/>an<text:s/>action<text:s/>like<text:s/>posting<text:s/>to<text:s/>a<text:s/>forum<text:s/>or<text:s/>sending<text:s/>an<text:s/>email,<text:s/>the<text:s/>user<text:s/>of<text:s/>a<text:s/>site<text:s/>is<text:s/>made<text:s/>to<text:s/>do<text:s/>a<text:s/>small<text:s/>proof<text:s/>of<text:s/>work<text:s/>problem.<text:s/>This<text:s/>problem<text:s/>only<text:s/>takes<text:s/>half<text:s/>a<text:s/>second<text:s/>or<text:s/>so<text:s/>of<text:s/>computing<text:s/>to<text:s/>solve,<text:s/>and<text:s/>of<text:s/>course<text:s/>is<text:s/>almost<text:s/>instantaneous<text:s/>for<text:s/>the<text:s/>system<text:s/>to<text:s/>verify.<text:s/>For<text:s/>a<text:s/>legitimate<text:s/>user<text:s/>of<text:s/>a<text:s/>forum<text:s/>or<text:s/>email<text:s/>system,<text:s/>the<text:s/>half<text:s/>second<text:s/>of<text:s/>computing<text:s/>is<text:s/>no<text:s/>obstacle<text:s/>to<text:s/>completing<text:s/>his<text:s/>or<text:s/>her<text:s/>task.<text:s/>However,<text:s/>for<text:s/>a<text:s/>spammer<text:s/>trying<text:s/>to<text:s/>send<text:s/>hundreds<text:s/>of<text:s/>thousands<text:s/>of<text:s/>spam<text:s/>messages,<text:s/>the<text:s/>task<text:s/>suddenly<text:s/>becomes<text:s/>very<text:s/>uneconomical<text:s/>since<text:s/>it<text:s/>would<text:s/>tie<text:s/>up<text:s/>their<text:s/>computer<text:s/>for<text:s/>minutes<text:s/>or<text:s/>even<text:s/>hours<text:s/>at<text:s/>a<text:s/>time!</text:span></text:p>
      <text:p text:style-name="P17"><text:span text:style-name="T17_1">Now<text:s/>how<text:s/>does<text:s/>this<text:s/>system<text:s/>apply<text:s/>to<text:s/>cryptocurrencies<text:s/>like<text:s/>Bitcoin?<text:s/>In<text:s/>this<text:s/>system,<text:s/>transaction<text:s/>verification<text:s/>and<text:s/>currency<text:s/>issuance<text:s/>is<text:s/>totally<text:s/>decentralized<text:s/>-<text:s/>no<text:s/>third<text:s/>party<text:s/>is<text:s/>trusted<text:s/>to<text:s/>create<text:s/>new<text:s/>value<text:s/>tokens<text:s/>or<text:s/>verify<text:s/>that<text:s/>transactions<text:s/>are<text:s/>legitimate.<text:s/>This<text:s/>of<text:s/>course<text:s/>presents<text:s/>a<text:s/>massive<text:s/>fraud-prevention<text:s/>challenge<text:s/>-<text:s/>how<text:s/>can<text:s/>the<text:s/>network<text:s/>ensure<text:s/>that<text:s/>malicious<text:s/>parties<text:s/>don't<text:s/>create<text:s/>"counterfeit"<text:s/>currency<text:s/>or<text:s/>send<text:s/>through<text:s/>transactions<text:s/>that<text:s/>aren't<text:s/>valid?</text:span></text:p>
      <text:p text:style-name="P18"><text:span text:style-name="T18_1">Proof<text:s/>of<text:s/>work<text:s/>helps<text:s/>to<text:s/>solve<text:s/>this<text:s/>problem.<text:s/>On<text:s/>the<text:s/>Bitcoin<text:s/>network,<text:s/>new<text:s/>transactions<text:s/>are<text:s/>broadcast<text:s/>to<text:s/>computers<text:s/>running<text:s/>what<text:s/>is<text:s/>called<text:s/>"mining"<text:s/>software<text:s/>and<text:s/>accumulated<text:s/>into<text:s/>"blocks"<text:s/>of<text:s/>transactions<text:s/>that<text:s/>will<text:s/>be<text:s/>validated<text:s/>at<text:s/>one<text:s/>time.<text:s/>Every<text:s/>time<text:s/>a<text:s/>new<text:s/>block<text:s/>is<text:s/>waiting<text:s/>to<text:s/>be<text:s/>verified,<text:s/>all<text:s/>the<text:s/>nodes<text:s/>on<text:s/>the<text:s/>network<text:s/>running<text:s/>this<text:s/>software<text:s/>essentially<text:s/>"race"<text:s/>to<text:s/>solve<text:s/>a<text:s/>proof<text:s/>of<text:s/>work<text:s/>problem<text:s/>first.<text:s/>The<text:s/>Bitcoin<text:s/>network<text:s/>adjusts<text:s/>the<text:s/>difficulty<text:s/>of<text:s/>this<text:s/>problem<text:s/>so<text:s/>that<text:s/>about<text:s/>once<text:s/>every<text:s/>ten<text:s/>minutes,<text:s/>one<text:s/>miner<text:s/>wins<text:s/>the<text:s/>race<text:s/>and<text:s/>finds<text:s/>a<text:s/>solution<text:s/>to<text:s/>this<text:s/>problem.<text:s/>Once<text:s/>one<text:s/>node<text:s/>finds<text:s/>the<text:s/>answer,<text:s/>it<text:s/>tells<text:s/>all<text:s/>the<text:s/>other<text:s/>nodes<text:s/>on<text:s/>the<text:s/>network<text:s/>that<text:s/>it's<text:s/>found<text:s/>an<text:s/>answer,<text:s/>and<text:s/>the<text:s/>other<text:s/>nodes<text:s/>can<text:s/>instantly<text:s/>verify<text:s/>that<text:s/>the<text:s/>answer<text:s/>is<text:s/>correct.</text:span></text:p>
      <text:p text:style-name="P19"><text:span text:style-name="T19_1">The<text:s/>node<text:s/>that<text:s/>finds<text:s/>proof<text:s/>of<text:s/>work<text:s/>for<text:s/>this<text:s/>block<text:s/>is<text:s/>rewarded<text:s/>with<text:s/>brand<text:s/>new<text:s/>Bitcoin<text:s/>(issued<text:s/>at<text:s/>a<text:s/>predictable<text:s/>rate)<text:s/>as<text:s/>well<text:s/>as<text:s/>all<text:s/>the<text:s/>transaction<text:s/>fees<text:s/>in<text:s/>that<text:s/>block.<text:s/>This<text:s/>computationally<text:s/>expensive<text:s/>proof<text:s/>of<text:s/>work<text:s/>problem<text:s/>creates<text:s/>an<text:s/>excellent<text:s/>system<text:s/>of<text:s/>economic<text:s/>incentives-<text:s/>the<text:s/>reward<text:s/>of<text:s/>new<text:s/>Bitcoin<text:s/>drives<text:s/>miners<text:s/>to<text:s/>to<text:s/>verify<text:s/>transactions<text:s/>are<text:s/>correct,<text:s/>and<text:s/>also<text:s/>make<text:s/>fraud<text:s/>more<text:s/>expensive<text:s/>than<text:s/>legitimate<text:s/>mining.<text:s/>If<text:s/>a<text:s/>miner<text:s/>were<text:s/>to<text:s/>try<text:s/>and<text:s/>cheat,<text:s/>all<text:s/>the<text:s/>other<text:s/>nodes<text:s/>running<text:s/>the<text:s/>legitimate<text:s/>software<text:s/>would<text:s/>instantly<text:s/>reject<text:s/>the<text:s/>new<text:s/>block<text:s/>since<text:s/>it<text:s/>doesn't<text:s/>meet<text:s/>the<text:s/>rules<text:s/>of<text:s/>the<text:s/>network,<text:s/>and<text:s/>all<text:s/>of<text:s/>the<text:s/>time<text:s/>and<text:s/>computing<text:s/>power<text:s/>of<text:s/>the<text:s/>malicious<text:s/>node<text:s/>would<text:s/>thus<text:s/>be<text:s/>wasted.</text:span></text:p>
      <text:h text:style-name="P20" text:outline-level="2"><text:span text:style-name="T20_1">Proof<text:s/>of<text:s/>Work<text:s/>-<text:s/>Powering<text:s/>Cryptocurrency<text:s/>and<text:s/>Thwarting<text:s/>Spammers</text:span></text:h>
      <text:p text:style-name="P21"><text:span text:style-name="T21_1">The<text:s/>idea<text:s/>of<text:s/>proof<text:s/>of<text:s/>work<text:s/>has<text:s/>incredible<text:s/>value<text:s/>for<text:s/>multiple<text:s/>applications.<text:s/>This<text:s/>system<text:s/>allows<text:s/>computing<text:s/>to<text:s/>be<text:s/>used<text:s/>as<text:s/>a<text:s/>precious<text:s/>resource<text:s/>in<text:s/>a<text:s/>purely<text:s/>digital<text:s/>economy;<text:s/>a<text:s/>way<text:s/>to<text:s/>both<text:s/>secure<text:s/>monetary<text:s/>transactions<text:s/>and<text:s/>prevent<text:s/>the<text:s/>waste<text:s/>of<text:s/>resources<text:s/>like<text:s/>time<text:s/>and<text:s/>storage<text:s/>space.<text:s/>In<text:s/>an<text:s/>anti-spam<text:s/>setting,<text:s/>proof<text:s/>of<text:s/>work<text:s/>allows<text:s/>the<text:s/>operators<text:s/>of<text:s/>a<text:s/>curated<text:s/>space<text:s/>to<text:s/>reduce<text:s/>the<text:s/>impact<text:s/>of<text:s/>spam<text:s/>on<text:s/>their<text:s/>systems,<text:s/>reducing<text:s/>wasted<text:s/>time,<text:s/>clutter,<text:s/>and<text:s/>storage<text:s/>space.<text:s/>In<text:s/>a<text:s/>cryptocurrency<text:s/>application,<text:s/>proof<text:s/>of<text:s/>work<text:s/>allows<text:s/>the<text:s/>secure<text:s/>verification<text:s/>of<text:s/>transactions<text:s/>and<text:s/>the<text:s/>issuance<text:s/>of<text:s/>new<text:s/>currency<text:s/>without<text:s/>the<text:s/>need<text:s/>for<text:s/>a<text:s/>trusted<text:s/>third<text:s/>party,<text:s/>the<text:s/>often<text:s/>fatal<text:s/>flaw<text:s/>in<text:s/>fiat<text:s/>systems.</text:span></text:p>
      <text:p text:style-name="P22"><text:span text:style-name="T22_1">The<text:s/>applications<text:s/>of<text:s/>this<text:s/>technology<text:s/>are<text:s/>incredibly<text:s/>interesting.<text:s/>In<text:s/>the<text:s/>case<text:s/>of<text:s/>cryptocurrencies,<text:s/>I<text:s/>would<text:s/>say<text:s/>its<text:s/>application<text:s/>is<text:s/>part<text:s/>of<text:s/>a<text:s/>system<text:s/>that<text:s/>is<text:s/></text:span><text:span text:style-name="T22_2">revolutionary</text:span><text:span text:style-name="T22_3">.<text:s/>Now,<text:s/>as<text:s/>a<text:s/>software<text:s/>engineer,<text:s/>I<text:s/>find<text:s/>the<text:s/>actual<text:s/>technical<text:s/>workings<text:s/>of<text:s/>proof<text:s/>of<text:s/>work<text:s/>to<text:s/>be<text:s/>even<text:s/>more<text:s/>interesting<text:s/>than<text:s/>the<text:s/>surface<text:s/>description.<text:s/>In<text:s/>the<text:s/>next<text:s/>article,<text:s/>I'll<text:s/>walk<text:s/>through<text:s/>how<text:s/>these<text:s/>algorithms<text:s/>work<text:s/>from<text:s/>a<text:s/>more<text:s/>technical<text:s/>perspective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Proof of Work, Explained (Part 1 - POW for Non-Techies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